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e6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9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ReloadTime</text:p>
          </table:table-cell>
          <table:table-cell table:style-name="ce1" office:value-type="string">
            <text:p>DPS Mod</text:p>
          </table:table-cell>
          <table:table-cell table:style-name="ce1" office:value-type="string">
            <text:p>COST Mod</text:p>
          </table:table-cell>
          <table:table-cell table:style-name="ce1" office:value-type="string">
            <text:p>EnergyCost</text:p>
          </table:table-cell>
          <table:table-cell table:style-name="ce1" office:value-type="string">
            <text:p>DP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Gu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>
            <text:p>MicroGu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3]/[.D3] *[.E3])/10" office:value-type="float" office:value="15">
            <text:p>15</text:p>
          </table:table-cell>
          <table:table-cell table:formula="of:=60/[.C3] * [.B3] * [.D3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office:value-type="string">
            <text:p>DualMicroGu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4]/[.D4] *[.E4])/10" office:value-type="float" office:value="30">
            <text:p>30</text:p>
          </table:table-cell>
          <table:table-cell table:formula="of:=60/[.C4] * [.B4] * [.D4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TripleMicroGu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5]/[.D5] *[.E5])/10" office:value-type="float" office:value="45">
            <text:p>45</text:p>
          </table:table-cell>
          <table:table-cell table:formula="of:=60/[.C5] * [.B5] * [.D5]" office:value-type="float" office:value="900">
            <text:p>900</text:p>
          </table:table-cell>
          <table:table-cell table:number-columns-repeated="1017"/>
        </table:table-row>
        <table:table-row table:style-name="ro1">
          <table:table-cell office:value-type="string">
            <text:p>Minigu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6]/[.D6] *[.E6])/10" office:value-type="float" office:value="18">
            <text:p>18</text:p>
          </table:table-cell>
          <table:table-cell table:formula="of:=60/[.C6] * [.B6] * [.D6]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office:value-type="string">
            <text:p>Multigu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  <table:table-cell table:formula="of:=([.G7]/[.D7] *[.E7])/10" office:value-type="float" office:value="25.2">
            <text:p>25,2</text:p>
          </table:table-cell>
          <table:table-cell table:formula="of:=60/[.C7] * [.B7] * [.D7]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office:value-type="string">
            <text:p>Adv. Minigun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8]/[.D8] *[.E8])/10" office:value-type="float" office:value="22.5">
            <text:p>22,5</text:p>
          </table:table-cell>
          <table:table-cell table:formula="of:=60/[.C8] * [.B8] * [.D8]" office:value-type="float" office:value="450">
            <text:p>450</text:p>
          </table:table-cell>
          <table:table-cell table:number-columns-repeated="1017"/>
        </table:table-row>
        <table:table-row table:style-name="ro1">
          <table:table-cell office:value-type="string">
            <text:p>Plasma Minigu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9]/[.D9] *[.E9])/10" office:value-type="float" office:value="30">
            <text:p>30</text:p>
          </table:table-cell>
          <table:table-cell table:formula="of:=60/[.C9] * [.B9] * [.D9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eap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>
            <text:p>Plasmagun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([.G11]/[.D11] *[.E11])/10" office:value-type="float" office:value="60">
            <text:p>60</text:p>
          </table:table-cell>
          <table:table-cell table:formula="of:=60/[.C11] * [.B11] * [.D11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Wavegun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([.G12]/[.D12] *[.E12])/10" office:value-type="float" office:value="60">
            <text:p>60</text:p>
          </table:table-cell>
          <table:table-cell table:formula="of:=60/[.C12] * [.B12] * [.D12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Microgu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([.G13]/[.D13] *[.E13])/10" office:value-type="float" office:value="15">
            <text:p>15</text:p>
          </table:table-cell>
          <table:table-cell table:formula="of:=60/[.C13] * [.B13] * [.D13]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office:value-type="string">
            <text:p>Las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G14]/[.D14] *[.E14])/10" office:value-type="float" office:value="24">
            <text:p>24</text:p>
          </table:table-cell>
          <table:table-cell table:formula="of:=60/[.C14] * [.B14] * [.D14]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office:value-type="string">
            <text:p>SideWaveGun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15]/[.D15] *[.E15])/10" office:value-type="float" office:value="40">
            <text:p>40</text:p>
          </table:table-cell>
          <table:table-cell table:formula="of:=60/[.C15] * [.B15] * [.D15]" office:value-type="float" office:value="800">
            <text:p>800</text:p>
          </table:table-cell>
          <table:table-cell table:number-columns-repeated="1017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21.08.2010</text:date>, <text:time>15:10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01:56:43</meta:creation-date>
    <dc:date>2010-08-21T15:10:20</dc:date>
    <meta:editing-duration>PT06H14M56S</meta:editing-duration>
    <meta:editing-cycles>23</meta:editing-cycles>
    <meta:generator>OpenOffice.org/3.2$Unix OpenOffice.org_project/320m12$Build-9483</meta:generator>
    <meta:document-statistic meta:table-count="3" meta:cell-count="93" meta:object-count="0"/>
  </office:meta>
</office:document-meta>
</file>